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384cm"/>
    </style:style>
    <style:style style:name="co5" style:family="table-column">
      <style:table-column-properties fo:break-before="auto" style:column-width="5.2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37">
      <style:table-cell-properties style:vertical-align="middle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Organis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Task</text:p>
          </table:table-cell>
          <table:table-cell office:value-type="string">
            <text:p>ETA</text:p>
          </table:table-cell>
          <table:table-cell table:number-columns-repeated="1021"/>
        </table:table-row>
        <table:table-row table:style-name="ro2">
          <table:table-cell office:value-type="string">
            <text:p>Introduction</text:p>
          </table:table-cell>
          <table:table-cell office:value-type="string">
            <text:p>revision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 table:number-columns-spanned="1" table:number-rows-spanned="2">
            <text:p>Chapitre 1</text:p>
          </table:table-cell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synthese processu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office:value-type="string" table:number-columns-spanned="1" table:number-rows-spanned="3">
            <text:p>Chapitre 2</text:p>
          </table:table-cell>
          <table:table-cell office:value-type="string">
            <text:p>Reecriture 2.1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Revisions 2.2 et 2.3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synthese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Chapitre 3</text:p>
          </table:table-cell>
          <table:table-cell table:style-name="ce2" office:value-type="string">
            <text:p>Finitions 3.1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office:value-type="string">
            <text:p>Transition I-II</text:p>
          </table:table-cell>
          <table:table-cell office:value-type="string">
            <text:p>review coevol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3">
            <text:p>Chapitre 4</text:p>
          </table:table-cell>
          <table:table-cell office:value-type="string">
            <text:p>Narrative 4.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revisions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Chapitre 5</text:p>
          </table:table-cell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revisions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2">
          <table:table-cell office:value-type="string">
            <text:p>Transition II-III</text:p>
          </table:table-cell>
          <table:table-cell office:value-type="string">
            <text:p>schema position model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3">
            <text:p>Chapitre 6</text:p>
          </table:table-cell>
          <table:table-cell office:value-type="string">
            <text:p>Simplification figure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Narrative/literature em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Chapitre 7</text:p>
          </table:table-cell>
          <table:table-cell office:value-type="string">
            <text:p>Finitions 7.1 et 7.2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Traduction/adaptation 7.3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2">
          <table:table-cell office:value-type="string">
            <text:p>Transition III-IV</text:p>
          </table:table-cell>
          <table:table-cell office:value-type="string">
            <text:p>synthese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Chapitre 8</text:p>
          </table:table-cell>
          <table:table-cell office:value-type="string">
            <text:p>narrative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Chapitre 9</text:p>
          </table:table-cell>
          <table:table-cell office:value-type="string">
            <text:p>reprise en perspective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office:value-type="string">
            <text:p>Conclusion</text:p>
          </table:table-cell>
          <table:table-cell office:value-type="string">
            <text:p>ecritur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6">
            <text:p>Annexes</text:p>
          </table:table-cell>
          <table:table-cell office:value-type="string">
            <text:p>forme Annexe A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forme Annexe B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forme Annexe C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Data description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Software architecture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Reflexivity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3:.C33])" office:value-type="float" office:value="297">
            <text:p>29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vailable</text:p>
          </table:table-cell>
          <table:table-cell office:value-type="string">
            <text:p>54days (8h)</text:p>
          </table:table-cell>
          <table:table-cell table:formula="of:=54*8" office:value-type="float" office:value="432">
            <text:p>432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3" table:default-cell-style-name="Default"/>
        <table:table-row table:style-name="ro1" table:number-rows-repeated="3">
          <table:table-cell/>
        </table:table-row>
        <table:table-row table:style-name="ro3">
          <table:table-cell table:style-name="ce3" office:value-type="string">
            <text:p>Title</text:p>
          </table:table-cell>
        </table:table-row>
        <table:table-row table:style-name="ro3">
          <table:table-cell office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TODO</text:p>
          </table:table-cell>
        </table:table-row>
        <table:table-row table:style-name="ro3">
          <table:table-cell office:value-type="string">
            <text:p>cheatsheet on multi-level modeling</text:p>
          </table:table-cell>
        </table:table-row>
        <table:table-row table:style-name="ro3">
          <table:table-cell office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4" table:default-cell-style-name="ce7"/>
        <table:table-column table:style-name="co3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4" office:value-type="string">
            <text:p>Title</text:p>
          </table:table-cell>
          <table:table-cell office:value-type="string">
            <text:p>Project</text:p>
          </table:table-cell>
          <table:table-cell office:value-type="string">
            <text:p>Thematic</text:p>
          </table:table-cell>
          <table:table-cell office:value-type="string">
            <text:p>Keywords</text:p>
          </table:table-cell>
          <table:table-cell office:value-type="string">
            <text:p>Abstract</text:p>
          </table:table-cell>
        </table:table-row>
        <table:table-row table:style-name="ro4">
          <table:table-cell table:style-name="ce5" office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  <table:table-row table:style-name="ro5">
          <table:table-cell table:style-name="ce6" office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4" office:value-type="string">
            <text:p>Title</text:p>
          </table:table-cell>
        </table:table-row>
        <table:table-row table:style-name="ro12">
          <table:table-cell table:style-name="ce7" office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9/11/2017</text:date>, <text:time>13:3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7-11-09T13:34:40</dc:date>
    <dc:creator>Juste Raimbault</dc:creator>
    <meta:editing-duration>P5DT16H31M10S</meta:editing-duration>
    <meta:editing-cycles>10</meta:editing-cycles>
    <meta:generator>OpenOffice/4.1.3$Unix OpenOffice.org_project/413m1$Build-9783</meta:generator>
    <meta:document-statistic meta:table-count="5" meta:cell-count="107" meta:object-count="0"/>
  </office:meta>
</office:document-meta>
</file>